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455" officeooo:paragraph-rsid="001c8455"/>
    </style:style>
    <style:style style:name="P2" style:family="paragraph" style:parent-style-name="Standard">
      <style:text-properties fo:font-weight="bold" officeooo:rsid="001c8455" officeooo:paragraph-rsid="001c8455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c8455" officeooo:paragraph-rsid="001c8455"/>
    </style:style>
    <style:style style:name="P4" style:family="paragraph" style:parent-style-name="Standard" style:list-style-name="L1">
      <style:text-properties officeooo:rsid="001c8455" officeooo:paragraph-rsid="001c8455"/>
    </style:style>
    <style:style style:name="P5" style:family="paragraph" style:parent-style-name="Standard" style:list-style-name="L2">
      <style:text-properties officeooo:rsid="001c8455" officeooo:paragraph-rsid="001c8455"/>
    </style:style>
    <style:style style:name="P6" style:family="paragraph" style:parent-style-name="Standard" style:list-style-name="L2">
      <style:text-properties officeooo:rsid="001c8455" officeooo:paragraph-rsid="001d5489"/>
    </style:style>
    <style:style style:name="P7" style:family="paragraph" style:parent-style-name="Standard" style:list-style-name="L1">
      <style:text-properties officeooo:rsid="001f3b0a" officeooo:paragraph-rsid="001f3b0a"/>
    </style:style>
    <style:style style:name="P8" style:family="paragraph" style:parent-style-name="Standard" style:list-style-name="L1">
      <style:text-properties officeooo:rsid="00235cdc" officeooo:paragraph-rsid="00235cdc"/>
    </style:style>
    <style:style style:name="P9" style:family="paragraph" style:parent-style-name="Standard" style:list-style-name="L2">
      <style:text-properties officeooo:rsid="001d5489" officeooo:paragraph-rsid="001d5489"/>
    </style:style>
    <style:style style:name="P10" style:family="paragraph" style:parent-style-name="Standard" style:list-style-name="L2">
      <style:text-properties officeooo:rsid="001efc93" officeooo:paragraph-rsid="001efc93"/>
    </style:style>
    <style:style style:name="P11" style:family="paragraph" style:parent-style-name="Standard" style:list-style-name="L2">
      <style:text-properties officeooo:rsid="001f114b" officeooo:paragraph-rsid="001f114b"/>
    </style:style>
    <style:style style:name="P12" style:family="paragraph" style:parent-style-name="Standard" style:list-style-name="L3">
      <style:text-properties officeooo:rsid="001d136c" officeooo:paragraph-rsid="001d136c"/>
    </style:style>
    <style:style style:name="P13" style:family="paragraph" style:parent-style-name="Standard" style:list-style-name="L1">
      <style:text-properties officeooo:rsid="002b2777" officeooo:paragraph-rsid="002b2777"/>
    </style:style>
    <style:style style:name="P14" style:family="paragraph" style:parent-style-name="Standard" style:list-style-name="L1">
      <style:text-properties officeooo:rsid="002b38e2" officeooo:paragraph-rsid="002b38e2"/>
    </style:style>
    <style:style style:name="T1" style:family="text">
      <style:text-properties officeooo:rsid="001d5489"/>
    </style:style>
    <style:style style:name="T2" style:family="text">
      <style:text-properties officeooo:rsid="001efc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marks on ROI matching</text:p>
      <text:p text:style-name="P1"/>
      <text:p text:style-name="P3">small fixes in the programm:</text:p>
      <text:list xml:id="list1853631644748366523" text:style-name="L1">
        <text:list-item>
          <text:p text:style-name="P4">right-click menu on ROIs sometimes not proper after toggle / removing other IDs</text:p>
        </text:list-item>
        <text:list-item>
          <text:p text:style-name="P7">disable stuff, before things are loaded</text:p>
        </text:list-item>
        <text:list-item>
          <text:p text:style-name="P8">ask, when removing cluster!</text:p>
        </text:list-item>
        <text:list-item>
          <text:p text:style-name="P14">Looping sometimes goes wrong – maybe wrong active display? Wrong picked.cluster assigned?</text:p>
        </text:list-item>
        <text:list-item>
          <text:p text:style-name="P13">waitbar when plotting shows wrong numbers</text:p>
        </text:list-item>
      </text:list>
      <text:p text:style-name="P1"/>
      <text:p text:style-name="P1"/>
      <text:p text:style-name="P1"/>
      <text:p text:style-name="P1"/>
      <text:p text:style-name="P3">additional features for the programm:</text:p>
      <text:list xml:id="list6684199236848611545" text:style-name="L2">
        <text:list-item>
          <text:p text:style-name="P5">comparing results to original (automatic) matching</text:p>
        </text:list-item>
        <text:list-item>
          <text:p text:style-name="P6"><text:s/><text:span text:style-name="T1">automatic matching update after toggle (enableable):</text:span></text:p>
          <text:list>
            <text:list-item>
              <text:p text:style-name="P9">ROIs are newly assigned to cluster, if they match to a few of the (updated) ROIs</text:p>
            </text:list-item>
            <text:list-item>
              <text:p text:style-name="P9">overall movement of the cluster is tracked and according shift is taken into account, when matching</text:p>
            </text:list-item>
          </text:list>
        </text:list-item>
        <text:list-item>
          <text:p text:style-name="P9">cluster-movement <text:span text:style-name="T2">(of processed ones) </text:span>is tracked <text:span text:style-name="T2">(and displayed)</text:span> and accordingly nearby clusters can be updated</text:p>
        </text:list-item>
        <text:list-item>
          <text:p text:style-name="P10">matching should be changed / improved a bit: compare to recent ROI, not always first ROI</text:p>
        </text:list-item>
        <text:list-item>
          <text:p text:style-name="P11">why are some (almost) sure matches not assigned??</text:p>
        </text:list-item>
      </text:list>
      <text:p text:style-name="P1"/>
      <text:p text:style-name="P1"/>
      <text:p text:style-name="P1"/>
      <text:p text:style-name="P1"/>
      <text:p text:style-name="P3">ideas on impact of ROI matching on analysis / results:</text:p>
      <text:list xml:id="list5027707618301240780" text:style-name="L3">
        <text:list-item>
          <text:p text:style-name="P12">some might be mismatched, due to bias “want to complete!”</text:p>
        </text:list-item>
        <text:list-item>
          <text:p text:style-name="P12">match over several sessions becomes increasingly difficult, especially when some are missing in between: ROI movements can not be inferred properl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14:42:14.346070926</meta:creation-date>
    <dc:date>2018-10-17T12:17:23.807584931</dc:date>
    <meta:editing-duration>PT20H37M48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192" meta:character-count="1164" meta:non-whitespace-character-count="1002"/>
  </office:meta>
</office:document-meta>
</file>